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3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75cm" svg:height="1.397cm" svg:x="1.689cm" svg:y="1.89cm">
          <draw:text-box>
            <text:p><text:span text:style-name="T1">L+G Conflict of Interests</text:span></text:p>
          </draw:text-box>
        </draw:frame>
        <draw:g xml:id="id1" draw:id="id1">
          <draw:g>
            <draw:line draw:style-name="gr2" draw:text-style-name="P2" draw:layer="layout" svg:x1="27.15cm" svg:y1="4.402cm" svg:x2="27.15cm" svg:y2="7.451cm">
              <text:p/>
            </draw:line>
            <draw:line draw:style-name="gr3" draw:text-style-name="P2" draw:layer="layout" svg:x1="25.816cm" svg:y1="5.338cm" svg:x2="28.483cm" svg:y2="5.338cm">
              <text:p/>
            </draw:line>
            <draw:line draw:style-name="gr3" draw:text-style-name="P2" draw:layer="layout" svg:x1="25.816cm" svg:y1="8.398cm" svg:x2="27.15cm" svg:y2="7.382cm">
              <text:p/>
            </draw:line>
            <draw:line draw:style-name="gr3" draw:text-style-name="P2" draw:layer="layout" svg:x1="28.483cm" svg:y1="8.387cm" svg:x2="27.173cm" svg:y2="7.403cm">
              <text:p/>
            </draw:line>
            <draw:custom-shape draw:style-name="gr4" draw:text-style-name="P2" draw:layer="layout" svg:width="1.778cm" svg:height="1.525cm" svg:x="26.261cm" svg:y="2.7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4.727cm" svg:y="8.525cm">
              <draw:text-box>
                <text:p text:style-name="P2"><text:span text:style-name="T1">DBAdmin</text:span></text:p>
              </draw:text-box>
            </draw:frame>
          </draw:g>
          <draw:g>
            <draw:line draw:style-name="gr2" draw:text-style-name="P2" draw:layer="layout" svg:x1="31.976cm" svg:y1="4.389cm" svg:x2="31.976cm" svg:y2="7.438cm">
              <text:p/>
            </draw:line>
            <draw:line draw:style-name="gr3" draw:text-style-name="P2" draw:layer="layout" svg:x1="30.642cm" svg:y1="5.325cm" svg:x2="33.309cm" svg:y2="5.325cm">
              <text:p/>
            </draw:line>
            <draw:line draw:style-name="gr3" draw:text-style-name="P2" draw:layer="layout" svg:x1="30.642cm" svg:y1="8.385cm" svg:x2="31.976cm" svg:y2="7.369cm">
              <text:p/>
            </draw:line>
            <draw:line draw:style-name="gr3" draw:text-style-name="P2" draw:layer="layout" svg:x1="33.309cm" svg:y1="8.374cm" svg:x2="31.999cm" svg:y2="7.39cm">
              <text:p/>
            </draw:line>
            <draw:custom-shape draw:style-name="gr4" draw:text-style-name="P2" draw:layer="layout" svg:width="1.778cm" svg:height="1.525cm" svg:x="31.087cm" svg:y="2.7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3" draw:layer="layout" svg:width="4.799cm" svg:height="1.397cm" svg:x="29.553cm" svg:y="8.512cm">
              <draw:text-box>
                <text:p text:style-name="P2"><text:span text:style-name="T1">DevOp</text:span></text:p>
              </draw:text-box>
            </draw:frame>
          </draw:g>
          <draw:custom-shape draw:style-name="gr5" draw:text-style-name="P2" draw:layer="layout" svg:width="11.303cm" svg:height="9.779cm" svg:x="23.938cm" svg:y="2.28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12.065cm" svg:height="1.397cm" svg:x="23.43cm" svg:y="10.544cm">
            <draw:text-box>
              <text:p text:style-name="P2"><text:span text:style-name="T1">L+G Maintenance Crew</text:span></text:p>
            </draw:text-box>
          </draw:frame>
          <draw:frame draw:style-name="gr6" draw:text-style-name="P3" draw:layer="layout" svg:width="1.651cm" svg:height="1.27cm" svg:x="24.192cm" svg:y="2.67cm">
            <draw:text-box>
              <text:p text:style-name="P2"><text:span text:style-name="T1">(b)</text:span></text:p>
            </draw:text-box>
          </draw:frame>
        </draw:g>
        <draw:custom-shape draw:style-name="gr7" draw:text-style-name="P2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049cm" svg:height="2.794cm" svg:x="1cm" svg:y="1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g>
              <draw:line draw:style-name="gr2" draw:text-style-name="P2" draw:layer="layout" svg:x1="9.73cm" svg:y1="28.141cm" svg:x2="9.73cm" svg:y2="31.19cm">
                <text:p/>
              </draw:line>
              <draw:line draw:style-name="gr3" draw:text-style-name="P2" draw:layer="layout" svg:x1="8.396cm" svg:y1="29.077cm" svg:x2="11.063cm" svg:y2="29.077cm">
                <text:p/>
              </draw:line>
              <draw:line draw:style-name="gr3" draw:text-style-name="P2" draw:layer="layout" svg:x1="8.396cm" svg:y1="32.137cm" svg:x2="9.73cm" svg:y2="31.121cm">
                <text:p/>
              </draw:line>
              <draw:line draw:style-name="gr3" draw:text-style-name="P2" draw:layer="layout" svg:x1="11.063cm" svg:y1="32.126cm" svg:x2="9.753cm" svg:y2="31.142cm">
                <text:p/>
              </draw:line>
              <draw:custom-shape draw:style-name="gr4" draw:text-style-name="P2" draw:layer="layout" svg:width="1.778cm" svg:height="1.525cm" svg:x="8.841cm" svg:y="26.5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7.307cm" svg:y="32.264cm">
                <draw:text-box>
                  <text:p text:style-name="P2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7.453cm" svg:y="25.706cm">
              <draw:text-box>
                <text:p text:style-name="P2"><text:span text:style-name="T1">(a)</text:span></text:p>
              </draw:text-box>
            </draw:frame>
          </draw:g>
          <draw:custom-shape draw:style-name="gr5" draw:text-style-name="P2" draw:layer="layout" svg:width="6.858cm" svg:height="8.636cm" svg:x="6.207cm" svg:y="25.2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8" draw:text-style-name="P2" draw:layer="layout" svg:x1="29.345cm" svg:y1="20.918cm" svg:x2="29.345cm" svg:y2="23.967cm">
                <text:p/>
              </draw:line>
              <draw:line draw:style-name="gr9" draw:text-style-name="P2" draw:layer="layout" svg:x1="28.011cm" svg:y1="21.854cm" svg:x2="30.678cm" svg:y2="21.854cm">
                <text:p/>
              </draw:line>
              <draw:line draw:style-name="gr9" draw:text-style-name="P2" draw:layer="layout" svg:x1="28.011cm" svg:y1="24.914cm" svg:x2="29.345cm" svg:y2="23.898cm">
                <text:p/>
              </draw:line>
              <draw:line draw:style-name="gr9" draw:text-style-name="P2" draw:layer="layout" svg:x1="30.678cm" svg:y1="24.903cm" svg:x2="29.368cm" svg:y2="23.919cm">
                <text:p/>
              </draw:line>
              <draw:custom-shape draw:style-name="gr10" draw:text-style-name="P2" draw:layer="layout" svg:width="1.778cm" svg:height="1.525cm" svg:x="28.456cm" svg:y="19.3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4" draw:layer="layout" svg:width="4.799cm" svg:height="1.397cm" svg:x="26.922cm" svg:y="25.041cm">
                <draw:text-box>
                  <text:p text:style-name="P2"><text:span text:style-name="T2">Criminal</text:span></text:p>
                </draw:text-box>
              </draw:frame>
            </draw:g>
            <draw:frame draw:style-name="gr12" draw:text-style-name="P4" draw:layer="layout" svg:width="1.651cm" svg:height="1.27cm" svg:x="27.068cm" svg:y="18.483cm">
              <draw:text-box>
                <text:p text:style-name="P2"><text:span text:style-name="T2">(d)</text:span></text:p>
              </draw:text-box>
            </draw:frame>
          </draw:g>
          <draw:custom-shape draw:style-name="gr13" draw:text-style-name="P2" draw:layer="layout" svg:width="8.382cm" svg:height="8.636cm" svg:x="25.271cm" svg:y="18.056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g>
              <draw:line draw:style-name="gr2" draw:text-style-name="P2" draw:layer="layout" svg:x1="50.03cm" svg:y1="27.579cm" svg:x2="50.03cm" svg:y2="30.628cm">
                <text:p/>
              </draw:line>
              <draw:line draw:style-name="gr3" draw:text-style-name="P2" draw:layer="layout" svg:x1="48.696cm" svg:y1="28.515cm" svg:x2="51.363cm" svg:y2="28.515cm">
                <text:p/>
              </draw:line>
              <draw:line draw:style-name="gr3" draw:text-style-name="P2" draw:layer="layout" svg:x1="48.696cm" svg:y1="31.575cm" svg:x2="50.03cm" svg:y2="30.559cm">
                <text:p/>
              </draw:line>
              <draw:line draw:style-name="gr3" draw:text-style-name="P2" draw:layer="layout" svg:x1="51.363cm" svg:y1="31.564cm" svg:x2="50.053cm" svg:y2="30.58cm">
                <text:p/>
              </draw:line>
              <draw:custom-shape draw:style-name="gr4" draw:text-style-name="P2" draw:layer="layout" svg:width="1.778cm" svg:height="1.525cm" svg:x="49.141cm" svg:y="25.974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1" draw:text-style-name="P3" draw:layer="layout" svg:width="4.799cm" svg:height="1.987cm" svg:x="47.607cm" svg:y="31.702cm">
                <draw:text-box>
                  <text:p text:style-name="P2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7.753cm" svg:y="25.144cm">
              <draw:text-box>
                <text:p text:style-name="P2"><text:span text:style-name="T1">(c)</text:span></text:p>
              </draw:text-box>
            </draw:frame>
          </draw:g>
          <draw:custom-shape draw:style-name="gr5" draw:text-style-name="P2" draw:layer="layout" svg:width="8.001cm" svg:height="10.398cm" svg:x="45.831cm" svg:y="24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2" draw:layer="layout" svg:x1="29.462cm" svg:y1="12.068cm" svg:x2="29.462cm" svg:y2="18.056cm" draw:start-shape="id1" draw:start-glue-point="2" draw:end-shape="id2" draw:end-glue-point="0" svg:d="M29462 12068v5988" svg:viewBox="0 0 1 5989">
          <text:p/>
        </draw:connector>
        <draw:connector draw:style-name="gr14" draw:text-style-name="P2" draw:layer="layout" draw:type="curve" draw:line-skew="3.803cm" svg:x1="9.636cm" svg:y1="33.915cm" svg:x2="49.831cm" svg:y2="34.796cm" draw:start-shape="id3" draw:start-glue-point="2" draw:end-shape="id4" draw:end-glue-point="2" svg:d="M9636 33915c0 7777 40195 7337 40195 881" svg:viewBox="0 0 40196 5780">
          <text:p/>
        </draw:connector>
        <draw:connector draw:style-name="gr14" draw:text-style-name="P2" draw:layer="layout" draw:type="curve" svg:x1="49.831cm" svg:y1="24.398cm" svg:x2="35.495cm" svg:y2="7.178cm" draw:start-shape="id4" draw:start-glue-point="0" draw:end-shape="id1" draw:end-glue-point="1" svg:d="M49831 24398c0-11480-4778-17220-14336-17220" svg:viewBox="0 0 14337 17221">
          <text:p/>
        </draw:connector>
        <draw:connector draw:style-name="gr14" draw:text-style-name="P2" draw:layer="layout" draw:type="curve" svg:x1="9.636cm" svg:y1="25.279cm" svg:x2="23.43cm" svg:y2="7.178cm" draw:start-shape="id3" draw:start-glue-point="0" draw:end-shape="id1" draw:end-glue-point="3" svg:d="M9636 25279c0-12068 4598-18101 13794-18101" svg:viewBox="0 0 13795 18102">
          <text:p/>
        </draw:connector>
        <draw:connector draw:style-name="gr14" draw:text-style-name="P2" draw:layer="layout" draw:type="curve" svg:x1="13.065cm" svg:y1="29.597cm" svg:x2="25.271cm" svg:y2="22.374cm" draw:start-shape="id3" draw:start-glue-point="1" draw:end-shape="id2" draw:end-glue-point="3" svg:d="M13065 29597c9154 0 3052-7223 12206-7223" svg:viewBox="0 0 12207 7224">
          <text:p/>
        </draw:connector>
        <draw:connector draw:style-name="gr14" draw:text-style-name="P2" draw:layer="layout" draw:type="curve" svg:x1="45.831cm" svg:y1="29.597cm" svg:x2="33.653cm" svg:y2="22.374cm" draw:start-shape="id4" draw:start-glue-point="3" draw:end-shape="id2" svg:d="M45831 29597c-9133 0-3045-7223-12178-7223" svg:viewBox="0 0 12179 7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8-27T00:41:58.899956451</dc:date>
    <dc:creator>darjeeling </dc:creator>
    <meta:editing-duration>PT46M14S</meta:editing-duration>
    <meta:editing-cycles>15</meta:editing-cycles>
    <meta:generator>LibreOffice/4.2.4.2$Linux_X86_64 LibreOffice_project/420m0$Build-2</meta:generator>
    <meta:document-statistic meta:object-count="60"/>
  </office:meta>
</office:document-meta>
</file>